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79448" draw:textarea-horizontal-align="justify" draw:textarea-vertical-align="middle" draw:auto-grow-height="false" fo:min-height="1.546cm" fo:min-width="1.476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3.814cm" fo:min-width="7.1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5" style:family="graphic">
      <style:graphic-properties style:protect="size"/>
    </style:style>
    <style:style style:name="gr6" style:family="graphic" style:parent-style-name="Default_5f_1">
      <style:graphic-properties svg:stroke-color="#000000" draw:fill-color="#f79448" draw:textarea-horizontal-align="justify" draw:textarea-vertical-align="middle" draw:auto-grow-height="false" fo:min-height="1.546cm" fo:min-width="1.476cm"/>
    </style:style>
    <style:style style:name="gr7" style:family="graphic" style:parent-style-name="Default_5f_1">
      <style:graphic-properties svg:stroke-color="#000000" draw:textarea-horizontal-align="justify" draw:textarea-vertical-align="middle" draw:auto-grow-height="false" fo:min-height="3.814cm" fo:min-width="7.12cm"/>
    </style:style>
    <style:style style:name="gr8" style:family="graphic" style:parent-style-name="Object_20_without_20_fill_5f_1">
      <style:graphic-properties draw:marker-end="Arrow" draw:marker-end-width="0.3cm" draw:fill="none" draw:textarea-vertical-align="middle"/>
    </style:style>
    <style:style style:name="gr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598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79448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-color="#f79448"/>
      <style:paragraph-properties fo:text-align="center"/>
      <style:text-properties fo:font-size="16pt" style:font-size-asian="16pt" style:font-size-complex="16pt"/>
    </style:style>
    <style:style style:name="P7" style:family="paragraph">
      <style:paragraph-properties fo:text-align="justify"/>
    </style:style>
    <style:style style:name="P8" style:family="paragraph">
      <loext:graphic-properties draw:fill-color="#f79448"/>
      <style:paragraph-properties fo:text-align="justify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.794cm" svg:height="2.54cm" svg:x="13.153cm" svg:y="8.661cm">
          <text:p text:style-name="P1">Targ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7.62cm" svg:height="4.064cm" svg:x="10.414cm" svg:y="2.794cm">
          <text:p text:style-name="P1">IProcessStep</text:p>
          <text:p text:style-name="P1">S-&gt;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94cm" svg:height="2.54cm" svg:x="1.778cm" svg:y="3.556cm">
          <text:p text:style-name="P1">Input</text:p>
          <text:p text:style-name="P1">-&gt;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794cm" svg:height="2.54cm" svg:x="12.954cm" svg:y="8.382cm">
          <text:p text:style-name="P1">Targ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794cm" svg:height="2.54cm" svg:x="19.812cm" svg:y="3.556cm">
          <text:p text:style-name="P1">Target</text:p>
          <text:p text:style-name="P1">T-&g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794cm" svg:height="2.54cm" svg:x="12.7cm" svg:y="8.128cm">
          <text:p text:style-name="P1">Output</text:p>
          <text:p text:style-name="P1">U-&g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794cm" svg:height="2.54cm" svg:x="5.842cm" svg:y="3.556cm">
          <text:p text:style-name="P1">Filter</text:p>
          <text:p text:style-name="P1">S-&gt;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.572cm" svg:y1="4.826cm" svg:x2="5.842cm" svg:y2="4.826cm">
          <text:p/>
        </draw:line>
        <draw:line draw:style-name="gr3" draw:text-style-name="P3" draw:layer="layout" svg:x1="18.034cm" svg:y1="4.826cm" svg:x2="19.812cm" svg:y2="4.826cm">
          <text:p/>
        </draw:line>
        <draw:line draw:style-name="gr3" draw:text-style-name="P3" draw:layer="layout" svg:x1="14.224cm" svg:y1="6.858cm" svg:x2="14.224cm" svg:y2="8.128cm">
          <text:p/>
        </draw:line>
        <draw:frame draw:style-name="gr4" draw:text-style-name="P4" draw:layer="layout" svg:width="1.778cm" svg:height="0.848cm" svg:x="4.318cm" svg:y="2.962cm">
          <draw:text-box>
            <text:p>&lt;S&gt;</text:p>
          </draw:text-box>
        </draw:frame>
        <draw:frame draw:style-name="gr4" draw:text-style-name="P4" draw:layer="layout" svg:width="1.778cm" svg:height="0.848cm" svg:x="4.318cm" svg:y="2.962cm">
          <draw:text-box>
            <text:p>&lt;S&gt;</text:p>
          </draw:text-box>
        </draw:frame>
        <draw:line draw:style-name="gr3" draw:text-style-name="P3" draw:layer="layout" svg:x1="8.636cm" svg:y1="4.826cm" svg:x2="10.414cm" svg:y2="4.826cm">
          <text:p/>
        </draw:line>
        <draw:frame draw:style-name="gr4" draw:text-style-name="P4" draw:layer="layout" svg:width="1.778cm" svg:height="0.848cm" svg:x="8.382cm" svg:y="2.962cm">
          <draw:text-box>
            <text:p>&lt;S&gt;</text:p>
          </draw:text-box>
        </draw:frame>
        <draw:frame draw:style-name="gr4" draw:text-style-name="P4" draw:layer="layout" svg:width="1.778cm" svg:height="0.848cm" svg:x="18.288cm" svg:y="2.962cm">
          <draw:text-box>
            <text:p>&lt;T&gt;</text:p>
          </draw:text-box>
        </draw:frame>
        <draw:frame draw:style-name="gr4" draw:text-style-name="P4" draw:layer="layout" svg:width="1.778cm" svg:height="0.848cm" svg:x="14.986cm" svg:y="7.366cm">
          <draw:text-box>
            <text:p>&lt;U&gt;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6" draw:text-style-name="P2" draw:layer="layout" svg:width="2.794cm" svg:height="2.54cm" svg:x="13.153cm" svg:y="8.661cm">
          <text:p text:style-name="P1">Targ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7.62cm" svg:height="4.064cm" svg:x="10.414cm" svg:y="2.794cm">
          <text:p text:style-name="P1">IProcessStep</text:p>
          <text:p text:style-name="P1">S’→T</text:p>
          <text:p text:style-name="P1"/>
          <text:p text:style-name="P1"/>
          <text:p text:style-name="P1">Convert T → U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794cm" svg:height="2.54cm" svg:x="1.778cm" svg:y="3.556cm">
          <text:p text:style-name="P1">Input</text:p>
          <text:p text:style-name="P1">→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794cm" svg:height="2.54cm" svg:x="12.954cm" svg:y="8.382cm">
          <text:p text:style-name="P1">Targ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2.794cm" svg:height="2.54cm" svg:x="12.7cm" svg:y="8.128cm">
          <text:p text:style-name="P1"><text:span text:style-name="T1">Output</text:span></text:p>
          <text:p text:style-name="P1"><text:span text:style-name="T1">U →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2.794cm" svg:height="2.54cm" svg:x="5.842cm" svg:y="3.556cm">
          <text:p text:style-name="P7">Filter</text:p>
          <text:p text:style-name="P7">S→S’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4.572cm" svg:y1="4.826cm" svg:x2="5.842cm" svg:y2="4.826cm">
          <text:p/>
        </draw:line>
        <draw:line draw:style-name="gr8" draw:text-style-name="P3" draw:layer="layout" svg:x1="18.034cm" svg:y1="4.826cm" svg:x2="19.812cm" svg:y2="4.826cm">
          <text:p/>
        </draw:line>
        <draw:line draw:style-name="gr8" draw:text-style-name="P3" draw:layer="layout" svg:x1="14.224cm" svg:y1="6.858cm" svg:x2="14.224cm" svg:y2="8.128cm">
          <text:p/>
        </draw:line>
        <draw:frame draw:style-name="gr9" draw:text-style-name="P4" draw:layer="layout" svg:width="1.778cm" svg:height="0.848cm" svg:x="4.318cm" svg:y="2.962cm">
          <draw:text-box>
            <text:p>&lt;S&gt;</text:p>
          </draw:text-box>
        </draw:frame>
        <draw:frame draw:style-name="gr9" draw:text-style-name="P4" draw:layer="layout" svg:width="1.778cm" svg:height="0.848cm" svg:x="4.318cm" svg:y="2.962cm">
          <draw:text-box>
            <text:p>&lt;S&gt;</text:p>
          </draw:text-box>
        </draw:frame>
        <draw:line draw:style-name="gr8" draw:text-style-name="P3" draw:layer="layout" svg:x1="8.636cm" svg:y1="4.826cm" svg:x2="10.414cm" svg:y2="4.826cm">
          <text:p/>
        </draw:line>
        <draw:frame draw:style-name="gr9" draw:text-style-name="P4" draw:layer="layout" svg:width="1.778cm" svg:height="0.848cm" svg:x="8.382cm" svg:y="2.962cm">
          <draw:text-box>
            <text:p>&lt;S&gt;</text:p>
          </draw:text-box>
        </draw:frame>
        <draw:frame draw:style-name="gr9" draw:text-style-name="P4" draw:layer="layout" svg:width="1.778cm" svg:height="0.848cm" svg:x="18.288cm" svg:y="2.962cm">
          <draw:text-box>
            <text:p>&lt;T&gt;</text:p>
          </draw:text-box>
        </draw:frame>
        <draw:frame draw:style-name="gr9" draw:text-style-name="P4" draw:layer="layout" svg:width="1.778cm" svg:height="0.848cm" svg:x="14.986cm" svg:y="7.366cm">
          <draw:text-box>
            <text:p>&lt;U&gt;</text:p>
          </draw:text-box>
        </draw:frame>
        <draw:custom-shape draw:style-name="gr6" draw:text-style-name="P2" draw:layer="layout" svg:width="2.794cm" svg:height="2.54cm" svg:x="20.32cm" svg:y="4.064cm">
          <text:p text:style-name="P1">Target</text:p>
          <text:p text:style-name="P1">T-&g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794cm" svg:height="2.54cm" svg:x="20.066cm" svg:y="3.81cm">
          <text:p text:style-name="P1">Target</text:p>
          <text:p text:style-name="P1">T-&g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794cm" svg:height="2.54cm" svg:x="19.812cm" svg:y="3.556cm">
          <text:p text:style-name="P1">Target</text:p>
          <text:p text:style-name="P1">T 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7T10:39:22.344403685</meta:creation-date>
    <dc:date>2019-03-19T16:41:37.600742104</dc:date>
    <meta:editing-duration>P1DT3H49M16S</meta:editing-duration>
    <meta:editing-cycles>6</meta:editing-cycles>
    <meta:generator>LibreOffice/6.0.3.2$Linux_X86_64 LibreOffice_project/00m0$Build-2</meta:generator>
    <meta:document-statistic meta:object-count="59"/>
  </office:meta>
</office:document-meta>
</file>